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6.04pt"/>
    </style:style>
    <style:style style:name="co2" style:family="table-column">
      <style:table-column-properties fo:break-before="auto" style:column-width="118.29pt"/>
    </style:style>
    <style:style style:name="co3" style:family="table-column">
      <style:table-column-properties fo:break-before="auto" style:column-width="477.04pt"/>
    </style:style>
    <style:style style:name="co4" style:family="table-column">
      <style:table-column-properties fo:break-before="auto" style:column-width="357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Zeitliste">
      <style:table-properties table:display="true" style:writing-mode="lr-tb"/>
    </style:style>
    <style:style style:name="ta2" style:family="table" style:master-page-name="PageStyle_5f_Zeitliste_20_Pivo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24pt" fo:font-style="normal" fo:text-shadow="none" style:text-underline-style="none" fo:font-weight="bold" style:font-size-asian="24pt" style:font-style-asian="normal" style:font-weight-asian="bold" style:font-name-complex="Verdana" style:font-size-complex="2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eitlis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Zeiterfassung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Vorlage für eine Zeiterfassung. Tätigkeiten sind als Vorschlag zu verstehen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5" office:value-type="string" calcext:value-type="string">
            <text:p>Ausführende/r</text:p>
          </table:table-cell>
          <table:table-cell table:style-name="ce5" office:value-type="string" calcext:value-type="string">
            <text:p>Tätigkeit</text:p>
          </table:table-cell>
          <table:table-cell table:style-name="ce2" office:value-type="string" calcext:value-type="string">
            <text:p>Dauer (h)</text:p>
          </table:table-cell>
          <table:table-cell table:style-name="ce5" office:value-type="string" calcext:value-type="string">
            <text:p>Anmerkung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3.9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Recherche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repare Java Project and UnitTest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27.9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string" calcext:value-type="string">
            <text:p>Finish 1<text:span text:style-name="T1">st</text:span> exercis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2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tart doing 2<text:span text:style-name="T1">nd</text:span> exercis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7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string" calcext:value-type="string">
            <text:p>Complete 2<text:span text:style-name="T1">nd</text:span> exercis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3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mplementing of PluginManage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7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string" calcext:value-type="string">
            <text:p>Add support for extern plugin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22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Implement File static plugin and 5<text:span text:style-name="T1">th</text:span> exercis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4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string" calcext:value-type="string">
            <text:p>Finish exercise 5 and add client-server socket implementatio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26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dd 3<text:span text:style-name="T1">rd</text:span> part library for logging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7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string" calcext:value-type="string">
            <text:p>Implement Database Manager and reading properties from external f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9.10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dd client side implementation for to lower plug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string" calcext:value-type="string">
            <text:p>Add database support and temperature DAO imp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string" calcext:value-type="string">
            <text:p>Add temperature sens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dd client code for temperature plug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string" calcext:value-type="string">
            <text:p>Add paginati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string" calcext:value-type="string">
            <text:p>Add datum picke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REST API part 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string" calcext:value-type="string">
            <text:p>Code improvements, fixing bugs, finish REST API and many thing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2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string" calcext:value-type="string">
            <text:p>Fix datum bug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1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Navigation plugin complete implementation, also OSM parsing and unit test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4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string" calcext:value-type="string">
            <text:p>Add locking mechanism for navigation plug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6.11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mplement 20 own unit test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2.12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evelopment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string" calcext:value-type="string">
            <text:p>Add service manager for plugins and do code review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2.12.2019</text:p>
          </table:table-cell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Documents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string" calcext:value-type="string">
            <text:p>Finish project documentation</text:p>
          </table:table-cell>
          <table:table-cell table:number-columns-repeated="1019"/>
        </table:table-row>
        <table:table-row table:style-name="ro1" table:number-rows-repeated="128">
          <table:table-cell table:style-name="ce4"/>
          <table:table-cell table:style-name="ce6" table:number-columns-repeated="2"/>
          <table:table-cell table:style-name="ce4"/>
          <table:table-cell table:style-name="ce6"/>
          <table:table-cell table:number-columns-repeated="1019"/>
        </table:table-row>
        <table:table-row table:style-name="ro4" table:number-rows-repeated="10484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eitliste Pivot" table:style-name="ta2">
        <office:forms form:automatic-focus="false" form:apply-design-mode="false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3" office:value-type="string" calcext:value-type="string">
            <text:p>Sum - Dauer (h)</text:p>
          </table:table-cell>
          <table:table-cell table:style-name="ce18" office:value-type="string" calcext:value-type="string">
            <text:p>Ausführende/r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14" office:value-type="string" calcext:value-type="string">
            <text:p>Tätigkeit</text:p>
          </table:table-cell>
          <table:table-cell table:style-name="ce19" office:value-type="string" calcext:value-type="string">
            <text:p>Stefan</text:p>
          </table:table-cell>
          <table:table-cell table:style-name="ce25" office:value-type="string" calcext:value-type="string">
            <text:p>Total Result</text:p>
          </table:table-cell>
          <table:table-cell table:number-columns-repeated="2"/>
          <table:table-cell table:style-name="ce30" office:value-type="string" calcext:value-type="string">
            <text:p>Wichtig! Evtl muss der Datenbereich angepasst werd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evelopment</text:p>
          </table:table-cell>
          <table:table-cell table:style-name="ce20" office:value-type="float" office:value="54.5" calcext:value-type="float">
            <text:p>54.5</text:p>
          </table:table-cell>
          <table:table-cell table:style-name="ce26" office:value-type="float" office:value="54.5" calcext:value-type="float">
            <text:p>54.5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ocuments</text:p>
          </table:table-cell>
          <table:table-cell table:style-name="ce21" office:value-type="float" office:value="1.5" calcext:value-type="float">
            <text:p>1.5</text:p>
          </table:table-cell>
          <table:table-cell table:style-name="ce27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Recherche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3" office:value-type="float" office:value="58" calcext:value-type="float">
            <text:p>58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>
            <draw:frame table:end-cell-address="'Zeitliste Pivot'.F39" table:end-x="98.7pt" table:end-y="11.99pt" draw:z-index="0" draw:name="Chart 1" draw:style-name="gr1" draw:text-style-name="P1" svg:width="560.21pt" svg:height="324.03pt" svg:x="18.74pt" svg:y="3pt">
              <draw:object draw:notify-on-update-of-ranges="'Zeitliste Pivot'.B1:'Zeitliste Pivot'.C1 'Zeitliste Pivot'.A2:'Zeitliste Pivot'.A2 'Zeitliste Pivot'.B2:'Zeitliste Pivot'.C2 'Zeitliste Pivot'.A3:'Zeitliste Pivot'.A3 'Zeitliste Pivot'.B3:'Zeitliste Pivot'.C3 'Zeitliste Pivot'.A4:'Zeitliste Pivot'.A4 'Zeitliste Pivot'.B4:'Zeitliste Pivot'.C4 'Zeitliste Pivot'.A5:'Zeitliste Pivot'.A5 'Zeitliste Pivot'.B5:'Zeitliste Pivot'.C5 'Zeitliste Pivot'.A6:'Zeitliste Pivot'.A6 'Zeitliste Pivot'.B6:'Zeitliste Pivot'.C6 'Zeitliste Pivot'.A7:'Zeitliste Pivot'.A7 'Zeitliste Pivot'.B7:'Zeitliste Pivot'.C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-pilot-tables>
        <table:data-pilot-table table:name="Zeitliste Pivot" table:application-data="" table:target-range-address="'Zeitliste Pivot'.A1:'Zeitliste Pivot'.C6" table:buttons="'Zeitliste Pivot'.A2 'Zeitliste Pivot'.B1" table:show-filter-button="false">
          <table:source-cell-range table:cell-range-address="Zeitliste.A5:Zeitliste.E153"/>
          <table:data-pilot-field table:source-field-name="Ausführende/r" table:orientation="column" table:used-hierarchy="0" table:function="auto">
            <table:data-pilot-level table:show-empty="false" calcext:repeat-item-labels="false">
              <table:data-pilot-members>
                <table:data-pilot-member table:name="Stefan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ätigkeit" table:orientation="row" table:used-hierarchy="0" table:function="auto">
            <table:data-pilot-level table:show-empty="false" calcext:repeat-item-labels="false">
              <table:data-pilot-members>
                <table:data-pilot-member table:name="Development" table:display="true" table:show-details="true"/>
                <table:data-pilot-member table:name="Recherch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uer (h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1:51:15.285079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eitliste" style:display-name="PageStyle_Zeit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itliste_20_Pivot" style:display-name="PageStyle_Zeitliste Piv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2T22:10:08.423908848</dc:date>
    <meta:editing-duration>PT26M54S</meta:editing-duration>
    <meta:editing-cycles>34</meta:editing-cycles>
    <meta:document-statistic meta:table-count="2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9900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99c6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9.764cm" svg:height="11.43cm" xlink:href=".." xlink:type="simple" chart:class="chart:bar" chart:row-mapping="0 1 2 3 4" chart:style-name="ch1">
        <chart:legend chart:legend-position="end" svg:x="16.681cm" svg:y="4.171cm" style:legend-expansion="high" chart:style-name="ch2"/>
        <chart:plot-area chart:style-name="ch3" table:cell-range-address="'Zeitliste Pivot'.A1:'Zeitliste Pivot'.C7" chart:data-source-has-labels="both" svg:x="1.455cm" svg:y="0.228cm" svg:width="14.831cm" svg:height="9.944cm">
          <chartooo:coordinate-region svg:x="2.341cm" svg:y="0.427cm" svg:width="13.945cm" svg:height="9.098cm"/>
          <chart:axis chart:dimension="x" chart:name="primary-x" chart:style-name="ch4" chartooo:axis-type="text">
            <chart:title svg:x="7.602cm" svg:y="10.401cm" chart:style-name="ch5">
              <text:p>Ausführende/r</text:p>
            </chart:title>
            <chart:categories table:cell-range-address="'Zeitliste Pivot'.B1:'Zeitliste Pivot'.C1"/>
          </chart:axis>
          <chart:axis chart:dimension="y" chart:name="primary-y" chart:style-name="ch6">
            <chart:title svg:x="0.451cm" svg:y="5.965cm" chart:style-name="ch7">
              <text:p>Stunden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Zeitliste Pivot'.B2:'Zeitliste Pivot'.C2" chart:label-cell-address="'Zeitliste Pivot'.A2:'Zeitliste Pivot'.A2" chart:class="chart:bar">
            <chart:data-point chart:repeated="2"/>
          </chart:series>
          <chart:series chart:style-name="ch11" chart:values-cell-range-address="'Zeitliste Pivot'.B3:'Zeitliste Pivot'.C3" chart:label-cell-address="'Zeitliste Pivot'.A3:'Zeitliste Pivot'.A3" chart:class="chart:bar">
            <chart:data-point chart:repeated="2"/>
          </chart:series>
          <chart:series chart:style-name="ch12" chart:values-cell-range-address="'Zeitliste Pivot'.B4:'Zeitliste Pivot'.C4" chart:label-cell-address="'Zeitliste Pivot'.A4:'Zeitliste Pivot'.A4" chart:class="chart:bar">
            <chart:data-point chart:repeated="2"/>
          </chart:series>
          <chart:series chart:style-name="ch13" chart:values-cell-range-address="'Zeitliste Pivot'.B5:'Zeitliste Pivot'.C5" chart:label-cell-address="'Zeitliste Pivot'.A5:'Zeitliste Pivot'.A5" chart:class="chart:bar">
            <chart:data-point chart:repeated="2"/>
          </chart:series>
          <chart:series chart:style-name="ch14" chart:values-cell-range-address="'Zeitliste Pivot'.B6:'Zeitliste Pivot'.C6" chart:label-cell-address="'Zeitliste Pivot'.A6:'Zeitliste Pivot'.A6" chart:class="chart:bar">
            <chart:data-point chart:repeated="2"/>
          </chart:series>
          <chart:series chart:style-name="ch15" chart:values-cell-range-address="'Zeitliste Pivot'.B7:'Zeitliste Pivot'.C7" chart:label-cell-address="'Zeitliste Pivot'.A7:'Zeitliste Pivot'.A7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führende/r</text:p>
                <draw:g>
                  <svg:desc>'Zeitliste Pivot'.B1:'Zeitliste Pivot'.C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ätigkeit</text:p>
                <draw:g>
                  <svg:desc>'Zeitliste Pivot'.A2:'Zeitliste Pivot'.A2</svg:desc>
                </draw:g>
              </table:table-cell>
              <table:table-cell office:value-type="float" office:value="NaN">
                <text:p>NaN</text:p>
                <draw:g>
                  <svg:desc>'Zeitliste Pivot'.B2:'Zeitliste Pivot'.C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elopment</text:p>
                <draw:g>
                  <svg:desc>'Zeitliste Pivot'.A3:'Zeitliste Pivot'.A3</svg:desc>
                </draw:g>
              </table:table-cell>
              <table:table-cell office:value-type="float" office:value="54.5">
                <text:p>54.5</text:p>
                <draw:g>
                  <svg:desc>'Zeitliste Pivot'.B3:'Zeitliste Pivot'.C3</svg:desc>
                </draw:g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Documents</text:p>
                <draw:g>
                  <svg:desc>'Zeitliste Pivot'.A4:'Zeitliste Pivot'.A4</svg:desc>
                </draw:g>
              </table:table-cell>
              <table:table-cell office:value-type="float" office:value="1.5">
                <text:p>1.5</text:p>
                <draw:g>
                  <svg:desc>'Zeitliste Pivot'.B4:'Zeitliste Pivot'.C4</svg:desc>
                </draw:g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echerche</text:p>
                <draw:g>
                  <svg:desc>'Zeitliste Pivot'.A5:'Zeitliste Pivot'.A5</svg:desc>
                </draw:g>
              </table:table-cell>
              <table:table-cell office:value-type="float" office:value="2">
                <text:p>2</text:p>
                <draw:g>
                  <svg:desc>'Zeitliste Pivot'.B5:'Zeitliste Pivot'.C5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tal Result</text:p>
                <draw:g>
                  <svg:desc>'Zeitliste Pivot'.A6:'Zeitliste Pivot'.A6</svg:desc>
                </draw:g>
              </table:table-cell>
              <table:table-cell office:value-type="float" office:value="58">
                <text:p>58</text:p>
                <draw:g>
                  <svg:desc>'Zeitliste Pivot'.B6:'Zeitliste Pivot'.C6</svg:desc>
                </draw:g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  <draw:g>
                  <svg:desc>'Zeitliste Pivot'.A7:'Zeitliste Pivot'.A7</svg:desc>
                </draw:g>
              </table:table-cell>
              <table:table-cell office:value-type="float" office:value="NaN">
                <text:p>NaN</text:p>
                <draw:g>
                  <svg:desc>'Zeitliste Pivot'.B7:'Zeitliste Pivot'.C7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